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1a4" officeooo:paragraph-rsid="001ad1a4"/>
    </style:style>
    <style:style style:name="P2" style:family="paragraph" style:parent-style-name="Standard">
      <style:text-properties officeooo:rsid="001f188e" officeooo:paragraph-rsid="001f188e"/>
    </style:style>
    <style:style style:name="P3" style:family="paragraph" style:parent-style-name="Standard">
      <style:text-properties officeooo:rsid="0020b1c2" officeooo:paragraph-rsid="0020b1c2"/>
    </style:style>
    <style:style style:name="P4" style:family="paragraph" style:parent-style-name="Standard">
      <style:text-properties officeooo:rsid="0020b1c2" officeooo:paragraph-rsid="0025aabf"/>
    </style:style>
    <style:style style:name="P5" style:family="paragraph" style:parent-style-name="Standard" style:list-style-name="L1">
      <style:text-properties officeooo:rsid="001ad1a4" officeooo:paragraph-rsid="001ad1a4"/>
    </style:style>
    <style:style style:name="P6" style:family="paragraph" style:parent-style-name="Standard" style:list-style-name="L1">
      <style:text-properties officeooo:rsid="001ca71a" officeooo:paragraph-rsid="001ca71a"/>
    </style:style>
    <style:style style:name="P7" style:family="paragraph" style:parent-style-name="Standard" style:list-style-name="L1">
      <style:text-properties officeooo:rsid="001ee318" officeooo:paragraph-rsid="001ee318"/>
    </style:style>
    <style:style style:name="P8" style:family="paragraph" style:parent-style-name="Standard" style:list-style-name="L1">
      <style:text-properties officeooo:rsid="001f188e" officeooo:paragraph-rsid="001f188e"/>
    </style:style>
    <style:style style:name="P9" style:family="paragraph" style:parent-style-name="Standard">
      <style:text-properties officeooo:rsid="0022caa8" officeooo:paragraph-rsid="0025aabf"/>
    </style:style>
    <style:style style:name="P10" style:family="paragraph" style:parent-style-name="Standard">
      <style:text-properties officeooo:rsid="0020b1c2" officeooo:paragraph-rsid="0025aabf"/>
    </style:style>
    <style:style style:name="T1" style:family="text">
      <style:text-properties officeooo:rsid="0022caa8"/>
    </style:style>
    <style:style style:name="T2" style:family="text">
      <style:text-properties officeooo:rsid="002b342f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 CHOOSE US : </text:p>
      <text:p text:style-name="P1"/>
      <text:list xml:id="list3573388956202595460" text:style-name="L1">
        <text:list-item>
          <text:p text:style-name="P5">We do our work with passion..We try to make client happy and satisfied with our UNIQUE and INNOVATIVE work!!</text:p>
        </text:list-item>
        <text:list-item>
          <text:p text:style-name="P6">We try from the core to give the BEST DESIGN SOLUTION to client everytime!!</text:p>
        </text:list-item>
        <text:list-item>
          <text:p text:style-name="P7">We do our work with highest standard of PROFESSIONAL INTEGRITY!!</text:p>
        </text:list-item>
        <text:list-item>
          <text:p text:style-name="P7">We COMMUNICATE TRANSPERANTLY with our clients!!</text:p>
        </text:list-item>
        <text:list-item>
          <text:p text:style-name="P8">We try to give BEST PRICE for APPROPRIATE DESIGN SOLUTION!!</text:p>
        </text:list-item>
      </text:list>
      <text:p text:style-name="P2"/>
      <text:p text:style-name="P2"/>
      <text:p text:style-name="P2"/>
      <text:p text:style-name="P2"/>
      <text:p text:style-name="P2"/>
      <text:p text:style-name="P3">WHY CHOOSE US :</text:p>
      <text:p text:style-name="P4"><text:s text:c="8"/>“ <text:span text:style-name="T2">In Architecture small changes do change everything!! “ with this adorable thought we always try to give best! Client’s satisfaction with our work is a bliss to our whole team. </text:span></text:p>
      <text:p text:style-name="P4"/>
      <text:p text:style-name="P4"><text:s text:c="9"/>W<text:span text:style-name="T1">e work with absolute passion and integrity to provide the best design solution to our clients. Display of <text:s/>unique <text:s/>and innovative ideas is always the priority. </text:span></text:p>
      <text:p text:style-name="P4"/>
      <text:p text:style-name="P9">Work with highest standard of professional integrity is the key of our success! Transparent communication with every client creates a special bond between us and help beam strong relation! We give best price for modern creative design solutions which are affordable for everyone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1:59:43.470535982</meta:creation-date>
    <dc:date>2018-12-24T11:11:16.338604068</dc:date>
    <meta:editing-duration>PT35M16S</meta:editing-duration>
    <meta:editing-cycles>4</meta:editing-cycles>
    <meta:generator>LibreOffice/5.1.6.2$Linux_x86 LibreOffice_project/10m0$Build-2</meta:generator>
    <meta:document-statistic meta:table-count="0" meta:image-count="0" meta:object-count="0" meta:page-count="1" meta:paragraph-count="10" meta:word-count="172" meta:character-count="1024" meta:non-whitespace-character-count="845"/>
  </office:meta>
</office:document-meta>
</file>